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0871a8"/>
    </style:style>
    <style:style style:name="P2" style:family="paragraph" style:parent-style-name="Heading_20_1">
      <style:paragraph-properties fo:break-before="page"/>
      <style:text-properties officeooo:paragraph-rsid="0009d307"/>
    </style:style>
    <style:style style:name="P3" style:family="paragraph" style:parent-style-name="Heading_20_1">
      <style:paragraph-properties fo:break-before="page"/>
      <style:text-properties officeooo:paragraph-rsid="000ad16f"/>
    </style:style>
    <style:style style:name="P4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6" style:family="paragraph" style:parent-style-name="Preformatted_20_Text">
      <style:paragraph-properties fo:margin-top="0in" fo:margin-bottom="0.1965in" style:contextual-spacing="false" fo:padding="0in" fo:border="none"/>
    </style:style>
    <style:style style:name="P7" style:family="paragraph" style:parent-style-name="Preformatted_20_Text">
      <style:paragraph-properties fo:padding="0in" fo:border="none"/>
    </style:style>
    <style:style style:name="P8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9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0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1" style:family="paragraph" style:parent-style-name="Text_20_body">
      <style:paragraph-properties fo:margin-top="0in" fo:margin-bottom="0.0799in" style:contextual-spacing="false"/>
      <style:text-properties officeooo:paragraph-rsid="000871a8"/>
    </style:style>
    <style:style style:name="P12" style:family="paragraph" style:parent-style-name="Text_20_body">
      <style:paragraph-properties fo:margin-top="0in" fo:margin-bottom="0.0598in" style:contextual-spacing="false"/>
      <style:text-properties officeooo:paragraph-rsid="000871a8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0871a8"/>
    </style:style>
    <style:style style:name="P14" style:family="paragraph" style:parent-style-name="Text_20_body">
      <style:paragraph-properties fo:margin-top="0in" fo:margin-bottom="0in" style:contextual-spacing="false" fo:break-before="page"/>
      <style:text-properties officeooo:paragraph-rsid="000871a8"/>
    </style:style>
    <style:style style:name="P15" style:family="paragraph" style:parent-style-name="Text_20_body">
      <style:paragraph-properties fo:margin-top="0in" fo:margin-bottom="0.1in" style:contextual-spacing="false"/>
      <style:text-properties officeooo:paragraph-rsid="000871a8"/>
    </style:style>
    <style:style style:name="P16" style:family="paragraph" style:parent-style-name="Text_20_body">
      <style:paragraph-properties fo:margin-top="0in" fo:margin-bottom="0.1201in" style:contextual-spacing="false"/>
      <style:text-properties officeooo:paragraph-rsid="000871a8"/>
    </style:style>
    <style:style style:name="P17" style:family="paragraph" style:parent-style-name="Text_20_body">
      <style:paragraph-properties fo:margin-top="0in" fo:margin-bottom="0in" style:contextual-spacing="false"/>
      <style:text-properties fo:font-style="italic" officeooo:paragraph-rsid="000871a8" style:font-style-asian="italic" style:font-style-complex="italic"/>
    </style:style>
    <style:style style:name="P18" style:family="paragraph" style:parent-style-name="Text_20_body">
      <style:paragraph-properties fo:margin-top="0in" fo:margin-bottom="0in" style:contextual-spacing="false"/>
      <style:text-properties fo:font-style="italic" officeooo:paragraph-rsid="0009d307" style:font-style-asian="italic" style:font-style-complex="italic"/>
    </style:style>
    <style:style style:name="P19" style:family="paragraph" style:parent-style-name="Text_20_body">
      <style:paragraph-properties fo:margin-top="0in" fo:margin-bottom="0in" style:contextual-spacing="false"/>
      <style:text-properties fo:font-style="italic" officeooo:paragraph-rsid="000ad16f" style:font-style-asian="italic" style:font-style-complex="italic"/>
    </style:style>
    <style:style style:name="P20" style:family="paragraph" style:parent-style-name="Text_20_body">
      <style:paragraph-properties fo:margin-top="0in" fo:margin-bottom="0.0799in" style:contextual-spacing="false"/>
      <style:text-properties officeooo:paragraph-rsid="0009d307"/>
    </style:style>
    <style:style style:name="P21" style:family="paragraph" style:parent-style-name="Text_20_body">
      <style:paragraph-properties fo:margin-top="0in" fo:margin-bottom="0.0598in" style:contextual-spacing="false"/>
      <style:text-properties officeooo:paragraph-rsid="0009d307"/>
    </style:style>
    <style:style style:name="P22" style:family="paragraph" style:parent-style-name="Text_20_body">
      <style:paragraph-properties fo:margin-top="0in" fo:margin-bottom="0in" style:contextual-spacing="false"/>
      <style:text-properties officeooo:paragraph-rsid="0009d307"/>
    </style:style>
    <style:style style:name="P23" style:family="paragraph" style:parent-style-name="Text_20_body">
      <style:paragraph-properties fo:margin-top="0in" fo:margin-bottom="0in" style:contextual-spacing="false" fo:break-before="page"/>
      <style:text-properties officeooo:paragraph-rsid="0009d307"/>
    </style:style>
    <style:style style:name="P24" style:family="paragraph" style:parent-style-name="Text_20_body">
      <style:paragraph-properties fo:margin-top="0in" fo:margin-bottom="0.1in" style:contextual-spacing="false"/>
      <style:text-properties officeooo:paragraph-rsid="0009d307"/>
    </style:style>
    <style:style style:name="P25" style:family="paragraph" style:parent-style-name="Text_20_body">
      <style:paragraph-properties fo:margin-top="0in" fo:margin-bottom="0.1201in" style:contextual-spacing="false"/>
      <style:text-properties officeooo:paragraph-rsid="0009d307"/>
    </style:style>
    <style:style style:name="P26" style:family="paragraph" style:parent-style-name="Text_20_body">
      <style:paragraph-properties fo:margin-top="0in" fo:margin-bottom="0.0799in" style:contextual-spacing="false"/>
      <style:text-properties officeooo:paragraph-rsid="000ad16f"/>
    </style:style>
    <style:style style:name="P27" style:family="paragraph" style:parent-style-name="Text_20_body">
      <style:paragraph-properties fo:margin-top="0in" fo:margin-bottom="0in" style:contextual-spacing="false"/>
      <style:text-properties officeooo:paragraph-rsid="000ad16f"/>
    </style:style>
    <style:style style:name="P28" style:family="paragraph" style:parent-style-name="Text_20_body">
      <style:paragraph-properties fo:margin-top="0in" fo:margin-bottom="0in" style:contextual-spacing="false" fo:break-before="page"/>
      <style:text-properties officeooo:paragraph-rsid="000ad16f"/>
    </style:style>
    <style:style style:name="P29" style:family="paragraph" style:parent-style-name="Text_20_body">
      <style:paragraph-properties fo:margin-top="0in" fo:margin-bottom="0.1in" style:contextual-spacing="false"/>
      <style:text-properties officeooo:paragraph-rsid="000ad16f"/>
    </style:style>
    <style:style style:name="P30" style:family="paragraph" style:parent-style-name="Text_20_body">
      <style:paragraph-properties fo:margin-top="0in" fo:margin-bottom="0.1402in" style:contextual-spacing="false"/>
      <style:text-properties officeooo:paragraph-rsid="000ad16f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style:text-position="super 58%" loext:padding="0in" loext:border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516. Take K of Each Character From Left and Right</text:h>
      <text:p text:style-name="P8">You are given a string <text:span text:style-name="Source_20_Text"><text:span text:style-name="T1">s</text:span></text:span> consisting of the characters <text:span text:style-name="Source_20_Text"><text:span text:style-name="T1">'a'</text:span></text:span>, <text:span text:style-name="Source_20_Text"><text:span text:style-name="T1">'b'</text:span></text:span>, and <text:span text:style-name="Source_20_Text"><text:span text:style-name="T1">'c'</text:span></text:span> and a non-negative integer <text:span text:style-name="Source_20_Text"><text:span text:style-name="T1">k</text:span></text:span>. Each minute, you may take either the <text:span text:style-name="Strong_20_Emphasis"><text:span text:style-name="T2">leftmost</text:span></text:span> character of <text:span text:style-name="Source_20_Text"><text:span text:style-name="T1">s</text:span></text:span>, or the <text:span text:style-name="Strong_20_Emphasis"><text:span text:style-name="T2">rightmost</text:span></text:span> character of <text:span text:style-name="Source_20_Text"><text:span text:style-name="T1">s</text:span></text:span>.</text:p>
      <text:p text:style-name="P8">Return<text:span text:style-name="Emphasis"><text:span text:style-name="T2"> the </text:span></text:span><text:span text:style-name="Emphasis"><text:span text:style-name="Strong_20_Emphasis"><text:span text:style-name="T2">minimum</text:span></text:span></text:span><text:span text:style-name="Emphasis"><text:span text:style-name="T2"> number of minutes needed for you to take </text:span></text:span><text:span text:style-name="Emphasis"><text:span text:style-name="Strong_20_Emphasis"><text:span text:style-name="T2">at least</text:span></text:span></text:span><text:span text:style-name="Emphasis"><text:span text:style-name="T2"> </text:span></text:span><text:span text:style-name="Source_20_Text"><text:span text:style-name="T1">k</text:span></text:span><text:span text:style-name="Emphasis"><text:span text:style-name="T2"> of each character, or return </text:span></text:span><text:span text:style-name="Source_20_Text"><text:span text:style-name="T1">-1</text:span></text:span><text:span text:style-name="Emphasis"><text:span text:style-name="T2"> if it is not possible to take </text:span></text:span><text:span text:style-name="Source_20_Text"><text:span text:style-name="T1">k</text:span></text:span><text:span text:style-name="Emphasis"><text:span text:style-name="T2"> of each character.</text:span></text:span></text:p>
      <text:p text:style-name="P8"> </text:p>
      <text:p text:style-name="P8"><text:span text:style-name="Strong_20_Emphasis"><text:span text:style-name="T2">Example 1:</text:span></text:span></text:p>
      <text:p text:style-name="P4"><text:span text:style-name="Strong_20_Emphasis"><text:span text:style-name="T2">Input:</text:span></text:span> s = "aabaaaacaabc", k = 2</text:p>
      <text:p text:style-name="P4"><text:span text:style-name="Strong_20_Emphasis"><text:span text:style-name="T2">Output:</text:span></text:span> 8</text:p>
      <text:p text:style-name="P4"><text:span text:style-name="Strong_20_Emphasis"><text:span text:style-name="T2">Explanation:</text:span></text:span> </text:p>
      <text:p text:style-name="P7">Take three characters from the left of s. You now have two 'a' characters, and one 'b' character.</text:p>
      <text:p text:style-name="P7">Take five characters from the right of s. You now have four 'a' characters, two 'b' characters, and two 'c' characters.</text:p>
      <text:p text:style-name="P7">A total of 3 + 5 = 8 minutes is needed.</text:p>
      <text:p text:style-name="P6">It can be proven that 8 is the minimum number of minutes needed.</text:p>
      <text:p text:style-name="P8"><text:span text:style-name="Strong_20_Emphasis"><text:span text:style-name="T2">Example 2:</text:span></text:span></text:p>
      <text:p text:style-name="P4"><text:span text:style-name="Strong_20_Emphasis"><text:span text:style-name="T2">Input:</text:span></text:span> s = "a", k = 1</text:p>
      <text:p text:style-name="P4"><text:span text:style-name="Strong_20_Emphasis"><text:span text:style-name="T2">Output:</text:span></text:span> -1</text:p>
      <text:p text:style-name="P5"><text:span text:style-name="Strong_20_Emphasis"><text:span text:style-name="T2">Explanation:</text:span></text:span> It is not possible to take one 'b' or 'c' so return -1.</text:p>
      <text:p text:style-name="P8"> </text:p>
      <text:p text:style-name="P8"><text:span text:style-name="Strong_20_Emphasis"><text:span text:style-name="T2">Constraints:</text:span></text:span></text:p>
      <text:list text:style-name="L1">
        <text:list-item>
          <text:p text:style-name="P9"><text:span text:style-name="Source_20_Text"><text:span text:style-name="T1">1 &lt;= s.length &lt;= 10</text:span></text:span><text:span text:style-name="Source_20_Text"><text:span text:style-name="T3">5</text:span></text:span></text:p>
        </text:list-item>
        <text:list-item>
          <text:p text:style-name="P9"><text:span text:style-name="Source_20_Text"><text:span text:style-name="T1">s</text:span></text:span> consists of only the letters <text:span text:style-name="Source_20_Text"><text:span text:style-name="T1">'a'</text:span></text:span>, <text:span text:style-name="Source_20_Text"><text:span text:style-name="T1">'b'</text:span></text:span>, and <text:span text:style-name="Source_20_Text"><text:span text:style-name="T1">'c'</text:span></text:span>.</text:p>
        </text:list-item>
        <text:list-item>
          <text:p text:style-name="P10"><text:span text:style-name="Source_20_Text"><text:span text:style-name="T1">0 &lt;= k &lt;= s.length</text:span></text:span></text:p>
        </text:list-item>
      </text:list>
      <text:p text:style-name="Text_20_body"/>
      <text:h text:style-name="P1" text:outline-level="1">2516. Take K of Each Character From Left and Right</text:h>
      <text:p text:style-name="P17">/*</text:p>
      <text:p text:style-name="P17"><text:s text:c="4"/><text:span text:style-name="T4">Naive</text:span></text:p>
      <text:p text:style-name="P17"><text:s text:c="4"/>Time complexity: <draw:frame draw:style-name="fr1" draw:name="Object1" text:anchor-type="as-char" svg:y="-0.2161in" svg:width="0.6398in" svg:height="0.276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7"><text:s text:c="4"/>Space complexity: O(1)</text:p>
      <text:p text:style-name="P17">*/</text:p>
      <text:p text:style-name="P13">typedef std::pair&lt;int,char&gt; ic;</text:p>
      <text:p text:style-name="P13">typedef std::vector&lt;ic&gt; vic;</text:p>
      <text:p text:style-name="P13">typedef std::vector&lt;int&gt; vi;</text:p>
      <text:p text:style-name="P13"/>
      <text:p text:style-name="P13">class Solution {</text:p>
      <text:p text:style-name="P13"><text:s text:c="4"/>public:</text:p>
      <text:p text:style-name="P13"><text:s text:c="7"/></text:p>
      <text:p text:style-name="P13"><text:s text:c="8"/>int takeCharacters(std::string s, int k){</text:p>
      <text:p text:style-name="P11"><text:s text:c="12"/>int n=s.size();</text:p>
      <text:p text:style-name="P11"><text:s text:c="12"/>if (k==0) return 0;</text:p>
      <text:p text:style-name="P13"><text:s text:c="12"/>long long a=0,b=0,c=0;</text:p>
      <text:p text:style-name="P13"><text:s text:c="12"/>for(auto&amp; letter: s){</text:p>
      <text:p text:style-name="P13"><text:s text:c="16"/>a+=int(letter=='a');</text:p>
      <text:p text:style-name="P13"><text:s text:c="16"/>b+=int(letter=='b');</text:p>
      <text:p text:style-name="P13"><text:s text:c="16"/>c+=int(letter=='c');</text:p>
      <text:p text:style-name="P11"><text:s text:c="12"/>}</text:p>
      <text:p text:style-name="P11"><text:s text:c="12"/>if(a&lt;k || b&lt;k || c&lt;k) return -1; <text:s/></text:p>
      <text:p text:style-name="P13"><text:s text:c="12"/>int ans=INT_MAX;</text:p>
      <text:p text:style-name="P15"><text:s text:c="12"/>long long al=0,bl=0,cl=0;</text:p>
      <text:p text:style-name="P13"><text:s text:c="11"/></text:p>
      <text:p text:style-name="P14"><text:tab/> <text:span text:style-name="T5">// For each substring from 0 to l</text:span></text:p>
      <text:p text:style-name="P13"><text:s text:c="12"/>for(int l=0;l&lt;n;++l){</text:p>
      <text:p text:style-name="P13"><text:s text:c="14"/><text:span text:style-name="T5"><text:s text:c="2"/>// compute the count of 'a's , 'b's and 'c's in the substring s[0..l]</text:span></text:p>
      <text:p text:style-name="P13"><text:s text:c="16"/>al+=int(s[l]=='a');<text:span text:style-name="T5"> // number of 'a's</text:span></text:p>
      <text:p text:style-name="P13"><text:s text:c="16"/>bl+=int(s[l]=='b'); <text:span text:style-name="T5">// number of 'b's</text:span></text:p>
      <text:p text:style-name="P11"><text:s text:c="16"/>cl+=int(s[l]=='c'); <text:span text:style-name="T5">// number of 'c's</text:span></text:p>
      <text:p text:style-name="P13"><text:s text:c="11"/><text:span text:style-name="T5"><text:s text:c="5"/>// Perform a linear search in the remaining subarray for the</text:span></text:p>
      <text:p text:style-name="P17"><text:s text:c="16"/>// remaining number of 'a's , 'b's and 'c's</text:p>
      <text:p text:style-name="P17"><text:s text:c="16"/>// Starting by the last index...</text:p>
      <text:p text:style-name="P16"><text:s text:c="16"/>int r=n-1;</text:p>
      <text:p text:style-name="P16"><text:s text:c="16"/>long long ar=0,br=0,cr=0;</text:p>
      <text:p text:style-name="P13"><text:s text:c="11"/><text:span text:style-name="T5"><text:s text:c="5"/>// ...extend the window to the left, until the count of 'a's , 'b's and 'c's</text:span></text:p>
      <text:p text:style-name="P17"><text:s text:c="16"/>// each one, became &gt;=k</text:p>
      <text:p text:style-name="P17"><text:s text:c="16"/>// Take the farthest index from the right side</text:p>
      <text:p text:style-name="P17"><text:s text:c="16"/>// substring s[r..n-1] found</text:p>
      <text:p text:style-name="P13"><text:s text:c="16"/>while(r&gt;l &amp;&amp; (al+ar&lt;k || bl+br&lt;k || cl+cr&lt;k)){</text:p>
      <text:p text:style-name="P13"><text:s text:c="20"/>ar+=int(s[r]=='a');</text:p>
      <text:p text:style-name="P13"><text:s text:c="20"/>br+=int(s[r]=='b');</text:p>
      <text:p text:style-name="P13"><text:s text:c="20"/>cr+=int(s[r]=='c');</text:p>
      <text:p text:style-name="P13"><text:s text:c="20"/>r--;</text:p>
      <text:p text:style-name="P12"><text:s text:c="16"/>}</text:p>
      <text:p text:style-name="P13"><text:s text:c="14"/><text:span text:style-name="T6"><text:s text:c="2"/>// Minimize the answer:</text:span></text:p>
      <text:p text:style-name="P17"><text:s text:c="16"/>// If count of 'a's , 'b's and 'c's in the substring s[0..l] are greater or</text:p>
      <text:p text:style-name="P17"><text:s text:c="16"/>// equal to k, just take the length of the substring s[0..l], which is l+1</text:p>
      <text:p text:style-name="P15"><text:s text:c="16"/>if(al&gt;=k &amp;&amp; bl&gt;=k &amp;&amp; cl&gt;=k) ans=std::min(ans,l+1);</text:p>
      <text:p text:style-name="P13"><text:s text:c="3"/><text:span text:style-name="T5"><text:s text:c="13"/>// If count of 'a's , 'b's and 'c's in the substring s[r..n-1] are greater or</text:span></text:p>
      <text:p text:style-name="P17"><text:s text:c="16"/>// equal to k, just take the length of the substring s[r..n-1], which is n-r-1</text:p>
      <text:p text:style-name="P16"><text:s text:c="16"/>if(ar&gt;=k &amp;&amp; br&gt;=k &amp;&amp; cr&gt;=k) ans=std::min(ans,n-r-1);</text:p>
      <text:p text:style-name="P13"><text:s text:c="11"/><text:span text:style-name="T5"><text:s text:c="5"/>// If count of 'a's , 'b's and 'c's in both substrings s[0..l] and s[r..n-1] are greater or</text:span></text:p>
      <text:p text:style-name="P17"><text:s text:c="16"/>// equal to k, just take the length both of them, which is (l+1)+(n-r-1)</text:p>
      <text:p text:style-name="P13"><text:s text:c="16"/>if(al+ar&gt;=k &amp;&amp; bl+br&gt;=k &amp;&amp; cl+cr&gt;=k) ans=std::min(ans,(l+1)+(n-r-1));</text:p>
      <text:p text:style-name="P13"><text:s text:c="12"/>}</text:p>
      <text:p text:style-name="P13"><text:s text:c="12"/>return ans;</text:p>
      <text:p text:style-name="P13"><text:s text:c="8"/>}</text:p>
      <text:p text:style-name="P13">};</text:p>
      <text:h text:style-name="P2" text:outline-level="1">2516. Take K of Each Character From Left and Right</text:h>
      <text:p text:style-name="P18">/*</text:p>
      <text:p text:style-name="P18"><text:s text:c="4"/><text:span text:style-name="T4">Binary search</text:span></text:p>
      <text:p text:style-name="P18"><text:s text:c="4"/>Time complexity: O(n log n)</text:p>
      <text:p text:style-name="P18"><text:s text:c="4"/>Space complexity: O(6n)=o(n)</text:p>
      <text:p text:style-name="P18">*/</text:p>
      <text:p text:style-name="P22">typedef std::pair&lt;int,char&gt; ic;</text:p>
      <text:p text:style-name="P22">typedef std::vector&lt;ic&gt; vic;</text:p>
      <text:p text:style-name="P22">typedef std::vector&lt;int&gt; vi;</text:p>
      <text:p text:style-name="P22"/>
      <text:p text:style-name="P22">class Solution {</text:p>
      <text:p text:style-name="P22"><text:s text:c="4"/>public:</text:p>
      <text:p text:style-name="P22"><text:s text:c="5"/><text:span text:style-name="T5"><text:s text:c="3"/>// Precompute the numbers of a character `c` from right to left</text:span></text:p>
      <text:p text:style-name="P18"><text:s text:c="8"/>// in a string `s`</text:p>
      <text:p text:style-name="P22"><text:s text:c="8"/>vi preprocess(std::string&amp; s, char c){</text:p>
      <text:p text:style-name="P22"><text:s text:c="12"/>int n=s.size();</text:p>
      <text:p text:style-name="P22"><text:s text:c="12"/>vi res(n);</text:p>
      <text:p text:style-name="P22"><text:s text:c="12"/>res[n-1]=int(s[n-1]==c);</text:p>
      <text:p text:style-name="P22"><text:s text:c="12"/>for(int i=n-2;i&gt;=0;--i){</text:p>
      <text:p text:style-name="P22"><text:s text:c="16"/>res[i]=res[i+1]+int(s[i]==c);</text:p>
      <text:p text:style-name="P22"><text:s text:c="12"/>}</text:p>
      <text:p text:style-name="P22"><text:s text:c="12"/>return res;</text:p>
      <text:p text:style-name="P20"><text:s text:c="8"/>}</text:p>
      <text:p text:style-name="P22"><text:s text:c="3"/><text:span text:style-name="T5"><text:s text:c="5"/>// Search the lower bound of the integer `cnt` in the array `arr` of size n</text:span></text:p>
      <text:p text:style-name="P18"><text:s text:c="8"/>// from index `lo` to index `hi` </text:p>
      <text:p text:style-name="P22"><text:s text:c="8"/>int bs(vi&amp; arr,int lo,int hi,int n,int cnt){</text:p>
      <text:p text:style-name="P22"><text:s text:c="12"/>if(cnt&lt;=0) return hi;</text:p>
      <text:p text:style-name="P22"><text:s text:c="12"/>int i=std::lower_bound(arr.begin(),arr.begin()+(n-lo),cnt)-arr.begin();</text:p>
      <text:p text:style-name="P22"><text:s text:c="12"/>return i&lt;n-lo?hi-i:n;</text:p>
      <text:p text:style-name="P22"><text:s text:c="8"/>}</text:p>
      <text:p text:style-name="P23"/>
      <text:p text:style-name="P22"><text:s text:c="8"/>int takeCharacters(std::string s, int k){</text:p>
      <text:p text:style-name="P24"><text:s text:c="12"/>int n=s.size();</text:p>
      <text:p text:style-name="P20"><text:s text:c="12"/>if (k==0) return 0;</text:p>
      <text:p text:style-name="P22"><text:s text:c="12"/>long long a=0,b=0,c=0;</text:p>
      <text:p text:style-name="P22"><text:s text:c="12"/>for(auto&amp; letter: s){</text:p>
      <text:p text:style-name="P22"><text:s text:c="16"/>a+=int(letter=='a');</text:p>
      <text:p text:style-name="P22"><text:s text:c="16"/>b+=int(letter=='b');</text:p>
      <text:p text:style-name="P22"><text:s text:c="16"/>c+=int(letter=='c');</text:p>
      <text:p text:style-name="P21"><text:s text:c="12"/>}</text:p>
      <text:p text:style-name="P20"><text:s text:c="12"/>if(a&lt;k || b&lt;k || c&lt;k) return -1;</text:p>
      <text:p text:style-name="P22"><text:s text:c="12"/><text:span text:style-name="T5">// Precompute the numbers of 'a's , 'b's and 'c's in s</text:span></text:p>
      <text:p text:style-name="P22"><text:s text:c="12"/>vi A=preprocess(s,'a');</text:p>
      <text:p text:style-name="P22"><text:s text:c="12"/>vi B=preprocess(s,'b');</text:p>
      <text:p text:style-name="P20"><text:s text:c="12"/>vi C=preprocess(s,'c');</text:p>
      <text:p text:style-name="P22"><text:s text:c="11"/><text:span text:style-name="T5"><text:s/>// Save precomputed arrays before reversing</text:span></text:p>
      <text:p text:style-name="P22"><text:s text:c="12"/>vi AA=A;</text:p>
      <text:p text:style-name="P22"><text:s text:c="12"/>vi BB=B;</text:p>
      <text:p text:style-name="P20"><text:s text:c="12"/>vi CC=C; <text:s text:c="11"/></text:p>
      <text:p text:style-name="P22"><text:s text:c="11"/><text:span text:style-name="T5"><text:s/>// Reverse to be able to perfom a lower bound searching </text:span></text:p>
      <text:p text:style-name="P22"><text:s text:c="12"/>std::reverse(AA.begin(),AA.end());</text:p>
      <text:p text:style-name="P22"><text:s text:c="12"/>std::reverse(BB.begin(),BB.end());</text:p>
      <text:p text:style-name="P20"><text:s text:c="12"/>std::reverse(CC.begin(),CC.end());</text:p>
      <text:p text:style-name="P22"><text:s text:c="12"/>int ans=INT_MAX;</text:p>
      <text:p text:style-name="P20"><text:s text:c="12"/>long long al=0,bl=0,cl=0;</text:p>
      <text:p text:style-name="P22"><text:s text:c="10"/><text:span text:style-name="T5"><text:s/></text:span></text:p>
      <text:p text:style-name="P23"><text:span text:style-name="T5"><text:tab/> // For each substring from 0 to l</text:span></text:p>
      <text:p text:style-name="P22"><text:s text:c="12"/>for(int l=0;l&lt;n;++l){</text:p>
      <text:p text:style-name="P22"><text:s text:c="8"/><text:span text:style-name="T5"><text:s text:c="8"/>// compute the count of 'a's , 'b's and 'c's in the substring s[0..l]</text:span></text:p>
      <text:p text:style-name="P22"><text:s text:c="16"/>al+=int(s[l]=='a'); <text:span text:style-name="T5">// number of 'a's</text:span></text:p>
      <text:p text:style-name="P22"><text:s text:c="16"/>bl+=int(s[l]=='b'); <text:span text:style-name="T5">// number of 'b's</text:span></text:p>
      <text:p text:style-name="P20"><text:s text:c="16"/>cl+=int(s[l]=='c'); <text:span text:style-name="T5">// number of 'c's</text:span></text:p>
      <text:p text:style-name="P22"><text:s text:c="12"/><text:span text:style-name="T5"><text:s text:c="4"/>// Perform a binary search in the remaining subarray for the</text:span></text:p>
      <text:p text:style-name="P18"><text:s text:c="16"/>// remaining number of 'a's , 'b's and 'c's</text:p>
      <text:p text:style-name="P25"><text:s text:c="16"/>int lo=l,hi=n-1;</text:p>
      <text:p text:style-name="P22"><text:s text:c="16"/>int ia=bs(AA,lo,hi,n,k-al); // index of the remaining numner 'a's (k-al)</text:p>
      <text:p text:style-name="P22"><text:s text:c="16"/>int ib=bs(BB,lo,hi,n,k-bl); // index of the remaining numner 'b's (k-bl)</text:p>
      <text:p text:style-name="P24"><text:s text:c="16"/>int ic=bs(CC,lo,hi,n,k-cl); // index of the remaining numner 'c's (k-cl)</text:p>
      <text:p text:style-name="P22"><text:s text:c="11"/><text:span text:style-name="T5"><text:s text:c="5"/>// Take the farthest index from the right side</text:span></text:p>
      <text:p text:style-name="P18"><text:s text:c="16"/>// substring s[r..n-1] found</text:p>
      <text:p text:style-name="P24"><text:s text:c="16"/>int r=std::min({ia,ib,ic});</text:p>
      <text:p text:style-name="P22"><text:s text:c="16"/><text:span text:style-name="T5">// compute the count of 'a's , 'b's and 'c's in the substring s[r..n-1]</text:span></text:p>
      <text:p text:style-name="P22"><text:s text:c="16"/>int ar=A[r]; // number of 'a's</text:p>
      <text:p text:style-name="P22"><text:s text:c="16"/>int br=B[r]; // number of 'b's</text:p>
      <text:p text:style-name="P20"><text:s text:c="16"/>int cr=C[r]; // number of 'c's</text:p>
      <text:p text:style-name="P22"><text:s text:c="14"/><text:span text:style-name="T4"><text:s text:c="2"/>// Minmize the answer: </text:span></text:p>
      <text:p text:style-name="P22"><text:s text:c="12"/><text:span text:style-name="T5"><text:s text:c="4"/>// If count of 'a's , 'b's and 'c's in the substring s[0..l] are greater or</text:span></text:p>
      <text:p text:style-name="P18"><text:s text:c="16"/>// equal to k, just take the length of the substring s[0..l], which is l+1</text:p>
      <text:p text:style-name="P24"><text:s text:c="16"/>if(al&gt;=k &amp;&amp; bl&gt;=k &amp;&amp; cl&gt;=k) ans=std::min(ans,l+1);</text:p>
      <text:p text:style-name="P22"><text:s text:c="12"/><text:span text:style-name="T5"><text:s text:c="4"/>// If count of 'a's , 'b's and 'c's in the substring s[r..n-1] are greater or</text:span></text:p>
      <text:p text:style-name="P18"><text:s text:c="16"/>// equal to k, just take the length of the substring s[r..n-1], which is n-r</text:p>
      <text:p text:style-name="P20"><text:s text:c="16"/>if(ar&gt;=k &amp;&amp; br&gt;=k &amp;&amp; cr&gt;=k) ans=std::min(ans,n-r);</text:p>
      <text:p text:style-name="P22"><text:s text:c="15"/><text:span text:style-name="T5"><text:s/>// If count of 'a's , 'b's and 'c's in both substrings s[0..l] and s[r..n-1] are greater or</text:span></text:p>
      <text:p text:style-name="P18"><text:s text:c="16"/>// equal to k, just take the length both of them, which is (l+1)+(n-r)</text:p>
      <text:p text:style-name="P22"><text:s text:c="16"/>if(al+ar&gt;=k &amp;&amp; bl+br&gt;=k &amp;&amp; cl+cr&gt;=k) ans=std::min(ans,(l+1)+(n-r));</text:p>
      <text:p text:style-name="P22"><text:s text:c="12"/>}</text:p>
      <text:p text:style-name="P22"><text:s text:c="12"/>return ans;</text:p>
      <text:p text:style-name="P22"><text:s text:c="8"/>}</text:p>
      <text:p text:style-name="P22">};</text:p>
      <text:h text:style-name="P3" text:outline-level="1">2516. Take K of Each Character From Left and Right</text:h>
      <text:p text:style-name="P27">/*</text:p>
      <text:p text:style-name="P27"><text:s text:c="4"/><text:span text:style-name="T6">Sliding window</text:span></text:p>
      <text:p text:style-name="P27"><text:s text:c="4"/>Time complexity: O(n)</text:p>
      <text:p text:style-name="P27"><text:s text:c="4"/>space complexity: O(1)</text:p>
      <text:p text:style-name="P27">*/</text:p>
      <text:p text:style-name="P27">class Solution {</text:p>
      <text:p text:style-name="P27"><text:s text:c="4"/>public:</text:p>
      <text:p text:style-name="P27"><text:s text:c="8"/>int takeCharacters(std::string s, int k) {</text:p>
      <text:p text:style-name="P26"><text:s text:c="12"/>int n=s.size(); <text:s text:c="11"/></text:p>
      <text:p text:style-name="P29"><text:s text:c="12"/>if (k==0) return 0;</text:p>
      <text:p text:style-name="P27"><text:s text:c="10"/><text:span text:style-name="T5"><text:s text:c="2"/>// Count all 'a's , 'b' and 'c's</text:span></text:p>
      <text:p text:style-name="P27"><text:s text:c="12"/>long long a=0,b=0,c=0;</text:p>
      <text:p text:style-name="P27"><text:s text:c="12"/>for(auto&amp; letter: s){</text:p>
      <text:p text:style-name="P27"><text:s text:c="16"/>a+=int(letter=='a');</text:p>
      <text:p text:style-name="P27"><text:s text:c="16"/>b+=int(letter=='b');</text:p>
      <text:p text:style-name="P27"><text:s text:c="16"/>c+=int(letter=='c');</text:p>
      <text:p text:style-name="P26"><text:s text:c="12"/>}</text:p>
      <text:p text:style-name="P29"><text:s text:c="12"/>if(a&lt;k || b&lt;k || c&lt;k) return -1; <text:s text:c="11"/></text:p>
      <text:p text:style-name="P27"><text:s text:c="12"/>int ans=INT_MAX;</text:p>
      <text:p text:style-name="P27"/>
      <text:p text:style-name="P27"><text:s text:c="9"/><text:span text:style-name="T5"><text:s text:c="2"/></text:span></text:p>
      <text:p text:style-name="P28"><text:span text:style-name="T5"><text:tab/> // Starting from the beginning, we'de like the window be</text:span></text:p>
      <text:p text:style-name="P19"><text:s text:c="12"/>// big as possible, such that the count of 'a's , 'b' and 'c's &gt;= k</text:p>
      <text:p text:style-name="P19"><text:s text:c="12"/>// in the remaining characters.</text:p>
      <text:p text:style-name="P27"><text:s text:c="12"/>int l=0;</text:p>
      <text:p text:style-name="P27"><text:s text:c="12"/>for (int r=0;r&lt;n;++r){</text:p>
      <text:p text:style-name="P27"><text:s text:c="13"/><text:span text:style-name="T5"><text:s text:c="3"/>//...and update the number of 'a's , 'b' and 'c's</text:span></text:p>
      <text:p text:style-name="P19"><text:s text:c="16"/>// in the remaining characters</text:p>
      <text:p text:style-name="P19"><text:s text:c="16"/>// The count of 'a's , 'b' and 'c's could be reduced</text:p>
      <text:p text:style-name="P19"><text:s text:c="16"/>// when we extend the window</text:p>
      <text:p text:style-name="P27"><text:s text:c="16"/>a-=int(s[r]=='a');</text:p>
      <text:p text:style-name="P27"><text:s text:c="16"/>b-=int(s[r]=='b');</text:p>
      <text:p text:style-name="P27"><text:s text:c="16"/>c-=int(s[r]=='c');</text:p>
      <text:p text:style-name="P27"/>
      <text:p text:style-name="P27"><text:s text:c="10"/><text:span text:style-name="T5"><text:s text:c="6"/>// Count of 'a's , 'b' and 'c's not valid</text:span></text:p>
      <text:p text:style-name="P19"><text:s text:c="16"/>// in remaining characters</text:p>
      <text:p text:style-name="P19"><text:s text:c="16"/>// The count of 'a's , 'b' and 'c's could raise</text:p>
      <text:p text:style-name="P19"><text:s text:c="16"/>// when we shrink the window</text:p>
      <text:p text:style-name="P27"><text:s text:c="16"/>while(a&lt;k || b&lt;k || c&lt;k){</text:p>
      <text:p text:style-name="P27"><text:s text:c="20"/>a+=int(s[l]=='a');</text:p>
      <text:p text:style-name="P27"><text:s text:c="20"/>b+=int(s[l]=='b');</text:p>
      <text:p text:style-name="P27"><text:s text:c="20"/>c+=int(s[l]=='c');</text:p>
      <text:p text:style-name="P27"><text:s text:c="20"/>l++;</text:p>
      <text:p text:style-name="P30"><text:s text:c="16"/>}</text:p>
      <text:p text:style-name="P27"><text:s text:c="11"/><text:span text:style-name="T5"><text:s text:c="5"/>// Minimize the number of charactrs in remaining portions</text:span></text:p>
      <text:p text:style-name="P19"><text:s text:c="16"/>// Which is the number of characters to remove such that</text:p>
      <text:p text:style-name="P19"><text:s text:c="16"/>// the count of 'a's , 'b' and 'c's &gt;=k</text:p>
      <text:p text:style-name="P27"><text:s text:c="16"/>ans=std::min(ans,n-(r-l+1));</text:p>
      <text:p text:style-name="P27"><text:s text:c="12"/>}</text:p>
      <text:p text:style-name="P27"><text:s text:c="12"/>return ans;</text:p>
      <text:p text:style-name="P27"><text:s text:c="8"/>}</text:p>
      <text:p text:style-name="P27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6</text:page-number>/<text:page-count>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21:24:06.625245264</meta:creation-date>
    <dc:date>2024-11-21T21:36:13.521820398</dc:date>
    <meta:editing-duration>PT12M8S</meta:editing-duration>
    <meta:editing-cycles>3</meta:editing-cycles>
    <meta:generator>LibreOffice/24.2.6.2$Linux_X86_64 LibreOffice_project/420$Build-2</meta:generator>
    <meta:document-statistic meta:table-count="0" meta:image-count="0" meta:object-count="1" meta:page-count="8" meta:paragraph-count="220" meta:word-count="1160" meta:character-count="9215" meta:non-whitespace-character-count="5914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n^2)</annotation>
  </semantics>
</math>
</file>